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cdea" officeooo:paragraph-rsid="001acdea"/>
    </style:style>
    <style:style style:name="P2" style:family="paragraph" style:parent-style-name="Standard">
      <style:text-properties fo:font-weight="bold" officeooo:rsid="001acdea" officeooo:paragraph-rsid="001acdea" style:font-weight-asian="bold" style:font-weight-complex="bold"/>
    </style:style>
    <style:style style:name="P3" style:family="paragraph" style:parent-style-name="Standard">
      <style:text-properties fo:font-weight="normal" officeooo:rsid="001acdea" officeooo:paragraph-rsid="001acdea"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officeooo:rsid="001caa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tes</text:p>
      <text:p text:style-name="P1"/>
      <text:p text:style-name="P1">I tried to write down the changes I made to the ea file, but I probably forgot some since I didn't start this document at the beginning</text:p>
      <text:p text:style-name="P1"/>
      <text:p text:style-name="P1">MapServer &amp; iMapServer : + getpath, getitinerary getMap(one was missing)</text:p>
      <text:p text:style-name="P1"/>
      <text:p text:style-name="P1">TaxiDriver &amp; iTaxiDriver : + IncomingRequest</text:p>
      <text:p text:style-name="P1"/>
      <text:p text:style-name="P1">MilanoGovernment : + getTaxiDriver</text:p>
      <text:p text:style-name="P1"/>
      <text:p text:style-name="P1">DataAccess : + getDriver, taxidCreateAccount ,taxidEditAccount, taxidLogin</text:p>
      <text:p text:style-name="P1"/>
      <text:p text:style-name="P1">Notificator : +receiveIncomingRequest<text:span text:style-name="T2">Notification</text:span> and changed the name into Notifier ;)</text:p>
      <text:p text:style-name="P1"/>
      <text:p text:style-name="P1">RequestManager : + deleteRequest</text:p>
      <text:p text:style-name="P1"/>
      <text:p text:style-name="P1">I created the two classes Path and Intinerary, I needed he later for the algortihm of the fee calculation</text:p>
      <text:p text:style-name="P1"/>
      <text:p text:style-name="P1"/>
      <text:p text:style-name="P1"/>
      <text:p text:style-name="P2">Some questions, remarks</text:p>
      <text:p text:style-name="P3">1) I dont know if you did it but dont forget to set taxid availability to True when a passenger cancel a request</text:p>
      <text:p text:style-name="P3">2) What is declineRequest (requestmanager) ?</text:p>
      <text:p text:style-name="P3">3) What is the purpose of your confirmEmailAddress method? And what about the taxi driver since it might be to the milanogovernment to check out if the email is valid or not and stuff ?</text:p>
      <text:p text:style-name="P3">4) I ddnt add a notifierlistener, for now Ive just add for the <text:span text:style-name="T1">taxi driver answer </text:span>sequence the arrow from the reqestmanager <text:span text:style-name="T2">and to the notifier : sendIncomingRequestNotification</text:span></text:p>
      <text:p text:style-name="P3"/>
      <text:p text:style-name="P3"/>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04:18:52.387000000</meta:creation-date>
    <dc:date>2015-12-03T04:38:06.340000000</dc:date>
    <meta:editing-duration>PT2M13S</meta:editing-duration>
    <meta:editing-cycles>1</meta:editing-cycles>
    <meta:document-statistic meta:table-count="0" meta:image-count="0" meta:object-count="0" meta:page-count="1" meta:paragraph-count="14" meta:word-count="183" meta:character-count="1129" meta:non-whitespace-character-count="960"/>
    <meta:generator>LibreOffice/5.0.3.2$Windows_x86 LibreOffice_project/e5f16313668ac592c1bfb310f4390624e3dbfb75</meta:generator>
  </office:meta>
</office:document-meta>
</file>